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3">
      <style:paragraph-properties fo:margin-top="0in" fo:margin-bottom="0in" loext:contextual-spacing="false"/>
    </style:style>
    <style:style style:name="P6" style:family="paragraph" style:parent-style-name="Text_20_body" style:list-style-name="L4">
      <style:paragraph-properties fo:margin-top="0in" fo:margin-bottom="0in" loext:contextual-spacing="false"/>
    </style:style>
    <style:style style:name="P7" style:family="paragraph" style:parent-style-name="Preformatted_20_Text" style:list-style-name="L1"/>
    <style:style style:name="P8" style:family="paragraph" style:parent-style-name="Preformatted_20_Text">
      <style:paragraph-properties fo:margin-top="0in" fo:margin-bottom="0.1965in" loext:contextual-spacing="false"/>
    </style:style>
    <style:style style:name="P9" style:family="paragraph" style:parent-style-name="Preformatted_20_Text" style:list-style-name="L1">
      <style:paragraph-properties fo:margin-top="0in" fo:margin-bottom="0.1965in" loext:contextual-spacing="false"/>
    </style:style>
    <style:style style:name="P10" style:family="paragraph" style:parent-style-name="Preformatted_20_Text" style:list-style-name="L2">
      <style:paragraph-properties fo:margin-top="0in" fo:margin-bottom="0.1965in" loext:contextual-spacing="fals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VILLAGE LISTING</text:h>
      <text:h text:style-name="Heading_20_2" text:outline-level="2"><text:bookmark text:name="user-content-description"/>DESCRIPTION</text:h>
      <text:p text:style-name="Text_20_body">Application built in Ruby on Rails (RoR) to be used for registration of residents per village under TA.</text:p>
      <text:h text:style-name="Heading_20_2" text:outline-level="2"><text:bookmark text:name="user-content-getting-application"/>GETTING APPLICATION</text:h>
      <text:p text:style-name="Text_20_body">Get the application from github either by downloading it as a Zip file and extracting it or by cloning it into /var/www/</text:p>
      <text:p text:style-name="Preformatted_20_Text"><text:span text:style-name="Source_20_Text">By Clonning;</text:span></text:p>
      <text:p text:style-name="Preformatted_20_Text"/>
      <text:p text:style-name="Preformatted_20_Text"><text:span text:style-name="Source_20_Text">https:</text:span></text:p>
      <text:p text:style-name="Preformatted_20_Text"/>
      <text:p text:style-name="Preformatted_20_Text"><text:span text:style-name="Source_20_Text"><text:s text:c="8"/>https://github.com/BaobabHealthTrust/VillageListing.git</text:span></text:p>
      <text:p text:style-name="Preformatted_20_Text"/>
      <text:p text:style-name="Preformatted_20_Text"><text:span text:style-name="Source_20_Text">ssh:</text:span></text:p>
      <text:p text:style-name="Preformatted_20_Text"/>
      <text:p text:style-name="P8"><text:span text:style-name="Source_20_Text"><text:s text:c="8"/>git@github.com:BaobabHealthTrust/VillageListing.git</text:span></text:p>
      <text:h text:style-name="Heading_20_2" text:outline-level="2"><text:bookmark text:name="user-content-ruby-version"/>RUBY VERSION</text:h>
      <text:p text:style-name="Text_20_body">Ruby 2.2.2</text:p>
      <text:p text:style-name="P8"><text:span text:style-name="Source_20_Text">Verify that your Ruby Version Manager has ruby 2.2.2. activated for this application</text:span></text:p>
      <text:p text:style-name="Text_20_body">Run</text:p>
      <text:p text:style-name="P8"><text:span text:style-name="Source_20_Text">bundle install</text:span></text:p>
      <text:h text:style-name="Heading_20_2" text:outline-level="2"><text:bookmark text:name="user-content-system-dependencies"/>SYSTEM DEPENDENCIES</text:h>
      <text:list xml:id="list4350139176524127983" text:style-name="L1">
        <text:list-item>
          <text:p text:style-name="P1">Village Listing User Management.</text:p>
          <text:p text:style-name="P1">Village Listing depends on Village Listing user Management (development branch) for villages, districts, tas, and users. Make sure you have this application running alongside. For more info, clone as a separate application from;</text:p>
          <text:p text:style-name="P7"><text:span text:style-name="Source_20_Text"><text:s/>https:</text:span></text:p>
          <text:p text:style-name="P7"><text:span text:style-name="Source_20_Text"><text:s text:c="8"/></text:span></text:p>
          <text:p text:style-name="P7"><text:span text:style-name="Source_20_Text"><text:s text:c="8"/>https://github.com/BaobabHealthTrust/VillageListingUserManagement.git</text:span></text:p>
          <text:p text:style-name="P7"/>
          <text:p text:style-name="P7"><text:span text:style-name="Source_20_Text"><text:s/>ssh:</text:span></text:p>
          <text:p text:style-name="P7"/>
          <text:p text:style-name="P9"><text:span text:style-name="Source_20_Text"><text:s text:c="8"/>git@github.com:BaobabHealthTrust/VillageListingUserManagement.git</text:span></text:p>
          <text:p text:style-name="P1">and follow it's README. (Make sure you are in the 'development' branch)</text:p>
        </text:list-item>
        <text:list-item>
          <text:p text:style-name="P1"><text:soft-page-break/>DDE2</text:p>
          <text:p text:style-name="P1">Village Listing depends on DDE 2 (village_listing_api branch) for Sites, and National ID allocation. Make sure you have this application running alongside. For more info, clone as a separate application from;</text:p>
          <text:p text:style-name="P7"><text:span text:style-name="Source_20_Text"><text:s/>http:</text:span></text:p>
          <text:p text:style-name="P7"/>
          <text:p text:style-name="P7"><text:span text:style-name="Source_20_Text"><text:s text:c="8"/>https://github.com/BaobabHealthTrust/DDE2.git</text:span></text:p>
          <text:p text:style-name="P7"/>
          <text:p text:style-name="P7"><text:span text:style-name="Source_20_Text"><text:s/>ssh:</text:span></text:p>
          <text:p text:style-name="P7"/>
          <text:p text:style-name="P9"><text:span text:style-name="Source_20_Text"><text:s text:c="8"/>git@github.com:BaobabHealthTrust/DDE2.git</text:span></text:p>
          <text:p text:style-name="P1">and follow it's README. (Make sure you are in the 'village_listing_api' branch)</text:p>
        </text:list-item>
      </text:list>
      <text:h text:style-name="Heading_20_2" text:outline-level="2"><text:bookmark text:name="user-content-configuration"/>CONFIGURATION</text:h>
      <text:list xml:id="list305878496782698783" text:style-name="L2">
        <text:list-item>
          <text:p text:style-name="P2">globals.yml</text:p>
          <text:p text:style-name="P2">In the config directory, configure the globals.yml by renaming or copying the globals.yml.example to globals.yml</text:p>
          <text:p text:style-name="P2">Open the file with your favourite editor and modify line 25 specifying the user_mgmt_url to the url which Village Listing User Management is running on.</text:p>
        </text:list-item>
        <text:list-item>
          <text:p text:style-name="P2">dde_connection.yml</text:p>
          <text:p text:style-name="P2">In the config directory, configure the dde_connection.yml by renaming or copying the dde_connection.yml.example to dde_connection.yml</text:p>
          <text:p text:style-name="P2">Open the file with your favourite editor and set the following attributes;</text:p>
          <text:p text:style-name="P10"><text:span text:style-name="Source_20_Text"><text:s/>dde_server, dde_username, dde_password, site_code</text:span></text:p>
          <text:p text:style-name="P2">dde_server is the url with port on which DDE 2 Application is running on. dde_username and dde_password is the username and password respectively to which couchdb is configured. The site code should be the code for the site at which the application is being developed for.</text:p>
          <text:p text:style-name="P10"><text:span text:style-name="Source_20_Text"><text:s/>eg. MTA for Mtema</text:span></text:p>
        </text:list-item>
      </text:list>
      <text:section text:style-name="Sect1" text:name="readme">
        <text:h text:style-name="Heading_20_2" text:outline-level="2">RUN APPLICATION !!!</text:h>
        <text:p text:style-name="Text_20_body">Yeay...!!! We all Good. :-)</text:p>
      </text:section>
      <text:list xml:id="list4993899182090692663" text:style-name="L3">
        <text:list-item>
          <text:p text:style-name="P5">© 2019 GitHub, Inc. </text:p>
        </text:list-item>
        <text:list-item>
          <text:p text:style-name="P5"><text:a xlink:type="simple" xlink:href="https://github.com/site/terms" text:style-name="Internet_20_link" text:visited-style-name="Visited_20_Internet_20_Link">Terms</text:a> </text:p>
        </text:list-item>
        <text:list-item>
          <text:p text:style-name="P5"><text:a xlink:type="simple" xlink:href="https://github.com/site/privacy" text:style-name="Internet_20_link" text:visited-style-name="Visited_20_Internet_20_Link">Privacy</text:a> </text:p>
        </text:list-item>
        <text:list-item>
          <text:p text:style-name="P5"><text:a xlink:type="simple" xlink:href="https://github.com/security" text:style-name="Internet_20_link" text:visited-style-name="Visited_20_Internet_20_Link">Security</text:a> </text:p>
        </text:list-item>
        <text:list-item>
          <text:p text:style-name="P5"><text:soft-page-break/><text:a xlink:type="simple" xlink:href="https://githubstatus.com/" text:style-name="Internet_20_link" text:visited-style-name="Visited_20_Internet_20_Link">Status</text:a> </text:p>
        </text:list-item>
        <text:list-item>
          <text:p text:style-name="P3"><text:a xlink:type="simple" xlink:href="https://help.github.com/" text:style-name="Internet_20_link" text:visited-style-name="Visited_20_Internet_20_Link">Help</text:a> </text:p>
        </text:list-item>
      </text:list>
      <text:list xml:id="list3059895119150708470" text:style-name="L4">
        <text:list-item>
          <text:p text:style-name="P6"><text:a xlink:type="simple" xlink:href="https://github.com/contact" text:style-name="Internet_20_link" text:visited-style-name="Visited_20_Internet_20_Link">Contact GitHub</text:a> </text:p>
        </text:list-item>
        <text:list-item>
          <text:p text:style-name="P6"><text:a xlink:type="simple" xlink:href="https://github.com/pricing" text:style-name="Internet_20_link" text:visited-style-name="Visited_20_Internet_20_Link">Pricing</text:a> </text:p>
        </text:list-item>
        <text:list-item>
          <text:p text:style-name="P6"><text:a xlink:type="simple" xlink:href="https://developer.github.com/" text:style-name="Internet_20_link" text:visited-style-name="Visited_20_Internet_20_Link">API</text:a> </text:p>
        </text:list-item>
        <text:list-item>
          <text:p text:style-name="P6"><text:a xlink:type="simple" xlink:href="https://training.github.com/" text:style-name="Internet_20_link" text:visited-style-name="Visited_20_Internet_20_Link">Training</text:a> </text:p>
        </text:list-item>
        <text:list-item>
          <text:p text:style-name="P6"><text:a xlink:type="simple" xlink:href="https://github.blog/" text:style-name="Internet_20_link" text:visited-style-name="Visited_20_Internet_20_Link">Blog</text:a> </text:p>
        </text:list-item>
        <text:list-item>
          <text:p text:style-name="P4"><text:a xlink:type="simple" xlink:href="https://github.com/about" text:style-name="Internet_20_link" text:visited-style-name="Visited_20_Internet_20_Link">About</text:a>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00:19:27.622168210</meta:creation-date>
    <dc:date>2019-03-07T00:20:06.191286865</dc:date>
    <meta:editing-duration>PT38S</meta:editing-duration>
    <meta:editing-cycles>1</meta:editing-cycles>
    <meta:document-statistic meta:table-count="0" meta:image-count="0" meta:object-count="0" meta:page-count="3" meta:paragraph-count="55" meta:word-count="338" meta:character-count="2480" meta:non-whitespace-character-count="2138"/>
    <meta:generator>LibreOffice/5.1.6.2$Linux_X86_64 LibreOffice_project/10m0$Build-2</meta:generator>
  </office:meta>
</office:document-meta>
</file>